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1" style:family="paragraph">
      <style:text-properties fo:font-size="26pt" style:font-size-asian="26pt" style:font-size-complex="26pt"/>
    </style:style>
    <style:style style:name="P2" style:family="paragraph">
      <style:paragraph-properties fo:text-align="center"/>
      <style:text-properties fo:font-size="48pt" style:font-size-asian="48pt" style:font-size-complex="48pt"/>
    </style:style>
    <style:style style:name="P3" style:family="paragraph">
      <style:paragraph-properties fo:text-align="center"/>
      <style:text-properties fo:font-size="26pt" style:font-size-asian="26pt" style:font-size-complex="26pt"/>
    </style:style>
    <style:style style:name="P4" style:family="paragraph">
      <style:paragraph-properties fo:text-align="center"/>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weight="bold" style:font-weight-asian="bold" style:font-weight-complex="bold"/>
    </style:style>
    <style:style style:name="T7" style:family="text">
      <style:text-properties fo:color="#ff0066"/>
    </style:style>
    <style:style style:name="T8" style:family="text">
      <style:text-properties fo:color="#ff0066" fo:text-shadow="1pt 1pt"/>
    </style:style>
    <style:style style:name="T9" style:family="text">
      <style:text-properties fo:color="#3333ff" fo:text-shadow="1pt 1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draw:frame presentation:style-name="pr7" draw:layer="layout" svg:width="19.5cm" svg:height="3.467cm" svg:x="1.4cm" svg:y="0.8cm" presentation:class="title" presentation:user-transformed="true">
          <draw:text-box>
            <text:p>Transpilation</text:p>
          </draw:text-box>
        </draw:frame>
        <draw:custom-shape draw:style-name="gr2" draw:text-style-name="P2"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3" draw:layer="layout" svg:width="5.334cm" svg:height="5.334cm" svg:x="10.414cm" svg:y="8.636cm">
          <text:p text:style-name="P3"><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4"><text:span text:style-name="T5">CSS</text:span></text:p>
          <draw:enhanced-geometry svg:viewBox="0 0 21600 21600" draw:type="rectangle" draw:enhanced-path="M 0 0 L 21600 0 21600 21600 0 21600 0 0 Z N"/>
        </draw:custom-shape>
        <draw:custom-shape draw:style-name="gr5" draw:text-style-name="P4"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4"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 text:style-name="P6"><text:s/>You give the transpiler some Sass code and you get some CSS code back.</text:p>
              </text:list-item>
              <text:list-item>
                <text:p text:style-name="P6">Transpiling from Sass to CSS is easy. </text:p>
                <text:p text:style-name="P6"/>
                <text:p text:style-name="P6">Consider the following example o<text:span text:style-name="T6">f Sass code.</text:span></text:p>
                <text:p text:style-name="P6"/>
                <text:p text:style-name="P6"><text:span text:style-name="T7">/</text:span><text:span text:style-name="T8">*define a variable for the primary color*/</text:span></text:p>
                <text:p text:style-name="P6"><text:span text:style-name="T8">$primary : #434433;</text:span></text:p>
                <text:p text:style-name="P6"><text:span text:style-name="T8"/></text:p>
                <text:p text:style-name="P6"><text:span text:style-name="T8">/*use the lighten() function to determine the disabled value, and define it as a variable*/</text:span></text:p>
                <text:p text:style-name="P6"><text:span text:style-name="T8">$disabled: lighten($primary, 20%);</text:span></text:p>
                <text:p text:style-name="P6"><text:span text:style-name="T8"/></text:p>
                <text:p text:style-name="P6"><text:span text:style-name="T8">.menu-item {</text:span></text:p>
                <text:p text:style-name="P6"><text:span text:style-name="T8"><text:s text:c="3"/></text:span><text:span text:style-name="T8">color: $primary;</text:span></text:p>
                <text:p text:style-name="P6"><text:span text:style-name="T8"/></text:p>
                <text:p text:style-name="P6"><text:span text:style-name="T8">.disabled-menu-item {</text:span></text:p>
                <text:p text:style-name="P6"><text:span text:style-name="T8"><text:s text:c="2"/></text:span><text:span text:style-name="T8">color: $disabled;</text:span></text:p>
                <text:p text:style-name="P6"><text:span text:style-name="T8">}</text:span></text:p>
                <text:p text:style-name="P6"><text:span text:style-name="T7"/></text:p>
              </text:list-item>
              <text:list-item>
                <text:p text:style-name="P6">Now, Saas transpiler will generate the following CSS for the above<text:span text:style-name="T6"> Sass code: </text:span></text:p>
                <text:p text:style-name="P6">.<text:span text:style-name="T9">menu-item {</text:span></text:p>
                <text:p text:style-name="P6"><text:span text:style-name="T9"><text:s text:c="3"/></text:span><text:span text:style-name="T9">color: #434433;</text:span></text:p>
                <text:p text:style-name="P6"><text:span text:style-name="T9"/></text:p>
                <text:p text:style-name="P6"><text:span text:style-name="T9">.disabled-menu-item {</text:span></text:p>
                <text:p text:style-name="P6"><text:span text:style-name="T9"><text:s text:c="3"/></text:span><text:span text:style-name="T9">color: #76785A;</text:span></text:p>
                <text:p text:style-name="P6"><text:span text:style-name="T9">}</text:span></text:p>
                <text:p text:style-name="P6"/>
              </text:list-item>
              <text:list-item>
                <text:p text:style-name="P6">As you can see, variables are replaced by values in the CSS. Thus, Sass makes it easy to create and maintain CSS files for your applicatio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1-19T00:32:19.803642948</dc:date>
    <meta:editing-duration>PT1H35M54S</meta:editing-duration>
    <meta:editing-cycles>28</meta:editing-cycles>
    <meta:generator>LibreOffice/4.2.8.2$Linux_x86 LibreOffice_project/420m0$Build-2</meta:generator>
    <meta:document-statistic meta:object-count="85"/>
  </office:meta>
</office:document-meta>
</file>